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Text_20_body" style:list-style-name="WWNum1">
      <style:paragraph-properties fo:text-align="center" style:justify-single-word="false"/>
      <style:text-properties style:font-name="Times New Roman" officeooo:paragraph-rsid="00159d67"/>
    </style:style>
    <style:style style:name="P4" style:family="paragraph" style:parent-style-name="Text_20_body" style:list-style-name="WWNum1">
      <style:paragraph-properties fo:text-align="center" style:justify-single-word="false"/>
      <style:text-properties style:font-name="Times New Roman" officeooo:rsid="0015c93b" officeooo:paragraph-rsid="0015c93b"/>
    </style:style>
    <style:style style:name="T1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535c69" fo:letter-spacing="normal"/>
    </style:style>
    <style:style style:name="T3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style:font-name="Helvetica Neue" fo:font-size="14pt" fo:letter-spacing="normal" fo:font-style="normal" fo:font-weight="bold"/>
    </style:style>
    <style:style style:name="T7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8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9" style:family="text">
      <style:text-properties fo:font-variant="normal" fo:text-transform="none" fo:color="#2e2e2e" style:font-name="Helvetica Neue" fo:font-size="10.5pt" fo:letter-spacing="normal" fo:font-style="normal" fo:font-weight="normal" officeooo:rsid="0015c93b"/>
    </style:style>
    <style:style style:name="T10" style:family="text">
      <style:text-properties officeooo:rsid="00151f6a"/>
    </style:style>
    <style:style style:name="T11" style:family="text">
      <style:text-properties officeooo:rsid="001553cb"/>
    </style:style>
    <style:style style:name="T12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4"><text:bookmark-start text:name="__DdeLink__282_806283609"/><text:bookmark-end text:name="__DdeLink__282_806283609"/><text:span text:style-name="T8"/></text:p>
          <text:p text:style-name="P3"><text:span text:style-name="T6">ВНИМАНИЕ!!!   </text:span><text:bookmark-start text:name="__DdeLink__287_806283609"/><text:span text:style-name="T6">ПРИЕМКА ЕГАИС НАКЛАДНЫХ В КОТОРЫХ ПРИСУТСТВУЮТ СЛАБОАЛКОГОЛЬНЫЕ НАПИТКИ (ПИВО, СИДР)</text:span><text:bookmark-end text:name="__DdeLink__287_806283609"/><text:line-break/><text:span text:style-name="T6">ЧТОБЫ ПРИЕМКА ПО НАКЛАДНОЙ ПРОШЛА КОРРЕКТНО И ПРАВИЛЬНО, НЕОБХОДИМО В ПЕРВУЮ ОЧЕРЕДЬ СКАНИРОВАТЬ АЛКОГОЛЬНЫЙ ТОВАР С АКЦИЗНЫМИ МАРКАМИ. СЛАБОАЛКОГОЛЬНЫЙ ТОВАР НЕОБХОДИМО СКАНИРОВАТЬ В САМУЮ ПОСЛЕДНЮЮ ОЧЕРЕДЬ!!!!</text:span>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31:54.309000000</dc:date>
    <meta:editing-duration>PT33M43S</meta:editing-duration>
    <meta:editing-cycles>14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37" meta:character-count="311" meta:non-whitespace-character-count="272"/>
  </office:meta>
</office:document-meta>
</file>